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5.715cm" svg:height="3.175cm" svg:x="13.7cm" svg:y="17.51cm">
          <text:p text:style-name="P1">A</text:p>
          <text:p text:style-name="P1">Insert 1</text:p>
          <text:p text:style-name="P1">Insert 2</text:p>
          <text:p text:style-name="P1">Insert 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5cm" svg:height="3.175cm" svg:x="13.7cm" svg:y="11.16cm">
          <text:p text:style-name="P1">B</text:p>
          <text:p text:style-name="P1">Insert 4</text:p>
          <text:p text:style-name="P1">Remove 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5.715cm" svg:height="3.81cm" svg:x="13.7cm" svg:y="4.81cm">
          <text:p text:style-name="P1">C</text:p>
          <text:p text:style-name="P1">Insert 5</text:p>
          <text:p text:style-name="P1">Insert 6</text:p>
          <text:p text:style-name="P1">Remove 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175cm" svg:x="2.905cm" svg:y="14.97cm">
          <text:p text:style-name="P1">Internode 001</text:p>
          <text:p text:style-name="P1">A</text:p>
          <text:p text:style-name="P1">Previous: Nul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7.62cm" svg:height="3.175cm" svg:x="2.27cm" svg:y="7.985cm">
          <text:p text:style-name="P1">Internode 002</text:p>
          <text:p text:style-name="P1">B</text:p>
          <text:p text:style-name="P1">C</text:p>
          <text:p text:style-name="P1">Previous: Internode 001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9.255cm" svg:y1="16.875cm" svg:x2="13.7cm" svg:y2="18.78cm">
          <text:p/>
        </draw:line>
        <draw:line draw:style-name="gr2" draw:text-style-name="P2" draw:layer="layout" svg:x1="9.89cm" svg:y1="9.89cm" svg:x2="13.7cm" svg:y2="13.065cm">
          <text:p/>
        </draw:line>
        <draw:line draw:style-name="gr2" draw:text-style-name="P2" draw:layer="layout" svg:x1="9.89cm" svg:y1="9.255cm" svg:x2="13.7cm" svg:y2="6.715cm">
          <text:p/>
        </draw:line>
        <draw:line draw:style-name="gr2" draw:text-style-name="P2" draw:layer="layout" svg:x1="6.08cm" svg:y1="11.16cm" svg:x2="6.08cm" svg:y2="14.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creation-date>2012-06-27T04:44:38</meta:creation-date>
    <dc:date>2012-06-27T04:53:53</dc:date>
    <dc:language>en-US</dc:language>
    <meta:editing-cycles>2</meta:editing-cycles>
    <meta:editing-duration>PT9M24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